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kterystyka , I wygląd.</text:p>
      <text:p text:style-name="P2"/>
      <text:p text:style-name="P2">La Cruz nie wygląda jak typowy japończyk. Ma długie blond włosy, schowane pod kapeluszem z szerokim rondem.. Po ojcu przejęła wzrost (prawie 2 metry). Po matce biały odcień skóry oraz znaną na cały świat – japońską długowieczność. Choć pali jak smok, nie odbija się to na jej wyglądzie. Wciąż, wygląda jakby niedawno skończyła 18 lat.</text:p>
      <text:p text:style-name="P2"/>
      <text:p text:style-name="P2"><text:s/>Mozna, powiedzieć że jest hybrydą najlepszych cech europejskich <text:s/>oraz japońskich. </text:p>
      <text:p text:style-name="P2"/>
      <text:p text:style-name="P2">Z powodu przbywania większości czasu z mężczyznami. Nie zachowuje się jak typowa kobieta :Bije, pali, przeklina, woli przybywać z facetami, przez co krzywo na nią patrzą pozostali członkowie biura oraz jej starsza siostra Stephanii, która bardziej przyjęła tradycjny schemat rodziny w kraju kwitnącej wiśni. Choć pozostali jej podwładni tolerują jej nietypowe podejście. Lubi podejmować ryzyko. Ona jest <text:s text:c="2"/>porywcza, łatwo ją zdenerować. Mówi ludziom wprost co o nich myśli. Za to jest bystra, posiada analityczny umysł, potrafi odejmować rozsądne decyzje. Choć najczęsciej działa pod wpływem impulsu, licząc na swoją intuicje. Uwielbia bawić się gierki psychologiczne jak I te mniej wyrafinowane “zabawy”. Manipulacja, kłamstwa, czy poniżanie kogoś są dla niej chlebem codziennym. Może, dlatego zaszła tak wysoko?</text:p>
      <text:p text:style-name="P2"/>
      <text:p text:style-name="P2">Nie stroni od alkocholu I papierosów. Najbardziej lubi pić czystą vódkę. Często spędza wolne dni od pracy, chlejąc do upadłego w barach. W czasie służby stara się unikać alkochol, choć czasami pokusa jest silniejsza od niej :).</text:p>
      <text:p text:style-name="P2"/>
      <text:p text:style-name="P2">Najczęściej oprócz charakterystycznego kapelusza jest w ubrana w bężowy skórzany płaszcz, pod którym ma czarny sweter I różową koszulę. Na nogach ma cieżkie skórzane glany. Posiada tatuaż na lewym barku, na którym przedstawione są dwa czarne wężę- cecha przynależności do jej rodziny.</text:p>
      <text:p text:style-name="P2"/>
      <text:p text:style-name="P2">Uwielbia szybkie samochody. Posiada mocno przerobione BMW m1. Jedżi jak wariat drogowy, gdy może włączyć koguta.</text:p>
      <text:p text:style-name="P2"/>
      <text:p text:style-name="P2">Jak każdy członek rodziny, ma ozdobionego wężami desert-eagle z grawerowanym napisem: “Człowiek strzela, a za to Bóg niesie kulę”.</text:p>
      <text:p text:style-name="P2"/>
      <text:p text:style-name="P2">Zna się na militariach. W swoim domowym magazynie posiada m.i.n : karabin m3, snajperkę barett MT300, a nawet amerykański rpg. Nie muszę mówić, jaką drogą to uzyskała :).</text:p>
      <text:p text:style-name="P2"/>
      <text:p text:style-name="P2">Od interesów rodzinnych, trzyma się z dala. Choć wszyscy wiedzą, nawet Kabayoshi kim jest jej rodzina oraz czym się zajmuje.</text:p>
      <text:p text:style-name="P2"/>
      <text:p text:style-name="P2">Choć mimo tak wielu negatywnych cech, wierzy w dobroć I sprawiedliwość. Choć uznaje, że nie zawsze można ją uzyskać legalny sposób. </text:p>
      <text:p text:style-name="P2"/>
      <text:p text:style-name="P2">Podsumując, jest ona twardą zimną suką, ubraną w gangsterki garniak. Wie, jak zmusić osoby do gadania. Potrafi się bić I nieżle strzela. Jednakże jej wybuchowy charakter, czasami potrafi zrobić więcej złego niż dobrego. Dzięki bogu jej wariackie pomysły będzie studziła jej asystentka Naomi, która jest <text:s/>jej całkowitym przeciwieństwem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5T15:08:48.22</meta:creation-date>
    <meta:document-statistic meta:table-count="0" meta:image-count="0" meta:object-count="0" meta:page-count="1" meta:paragraph-count="12" meta:word-count="415" meta:character-count="2771"/>
    <dc:date>2015-12-25T16:02:31.85</dc:date>
    <meta:editing-duration>PT6M52S</meta:editing-duration>
    <meta:editing-cycles>1</meta:editing-cycles>
    <meta:generator>OpenOffice/4.1.1$Win32 OpenOffice.org_project/411m6$Build-9775</meta:generator>
  </office:meta>
</office:document-meta>
</file>